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fo:language="en" fo:country="GB" style:text-underline-style="none" fo:font-weight="normal" officeooo:rsid="0010d32e" officeooo:paragraph-rsid="0014ce8d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" style:family="paragraph" style:parent-style-name="Standard">
      <style:text-properties fo:font-size="11pt" fo:language="en" fo:country="GB" style:text-underline-style="none" fo:font-weight="normal" officeooo:rsid="0014ce8d" officeooo:paragraph-rsid="0014ce8d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3" style:family="paragraph" style:parent-style-name="Standard">
      <style:text-properties fo:font-size="11pt" fo:language="en" fo:country="GB" style:text-underline-style="none" fo:font-weight="normal" officeooo:rsid="0014ce8d" officeooo:paragraph-rsid="001606f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text-properties fo:font-size="11pt" fo:language="en" fo:country="GB" style:text-underline-style="none" fo:font-weight="normal" officeooo:rsid="0014ce8d" officeooo:paragraph-rsid="0017104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fo:font-size="11pt" fo:language="en" fo:country="GB" style:text-underline-style="none" fo:font-weight="normal" officeooo:rsid="001606f3" officeooo:paragraph-rsid="001606f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fo:font-size="11pt" fo:language="en" fo:country="GB" style:text-underline-style="none" fo:font-weight="normal" officeooo:rsid="001606f3" officeooo:paragraph-rsid="00170b6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fo:font-size="11pt" fo:language="en" fo:country="GB" style:text-underline-style="none" fo:font-weight="normal" officeooo:rsid="00170b64" officeooo:paragraph-rsid="00170b6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fo:font-size="11pt" fo:language="en" fo:country="GB" style:text-underline-style="none" fo:font-weight="normal" officeooo:rsid="0017104a" officeooo:paragraph-rsid="0017104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fo:font-size="11pt" fo:language="en" fo:country="GB" style:text-underline-style="none" fo:font-weight="normal" officeooo:rsid="001911ab" officeooo:paragraph-rsid="001911a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text-properties fo:font-size="11pt" fo:language="en" fo:country="GB" style:text-underline-style="none" fo:font-weight="normal" officeooo:rsid="001911ab" officeooo:paragraph-rsid="001a1a1d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text-properties fo:font-size="11pt" fo:language="en" fo:country="GB" style:text-underline-style="none" fo:font-weight="normal" officeooo:rsid="0019ac2f" officeooo:paragraph-rsid="0019ac2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170b64" officeooo:paragraph-rsid="00170b6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1606f3" officeooo:paragraph-rsid="001606f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10d32e" officeooo:paragraph-rsid="0014ce8d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fo:font-size="11pt" fo:language="en" fo:country="GB" style:text-underline-style="solid" style:text-underline-width="auto" style:text-underline-color="font-color" fo:font-weight="normal" officeooo:rsid="0017104a" officeooo:paragraph-rsid="0017104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text-properties fo:font-size="15pt" fo:language="en" fo:country="GB" style:text-underline-style="solid" style:text-underline-width="auto" style:text-underline-color="font-color" fo:font-weight="bold" officeooo:rsid="0010d32e" officeooo:paragraph-rsid="0014ce8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7" style:family="paragraph" style:parent-style-name="Standard">
      <style:text-properties fo:font-size="12pt" fo:language="en" fo:country="GB" style:text-underline-style="none" fo:font-weight="normal" officeooo:rsid="001bc1ca" officeooo:paragraph-rsid="001bc1c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fo:font-size="12pt" fo:language="en" fo:country="GB" style:text-underline-style="none" fo:font-weight="normal" officeooo:rsid="001c2cf9" officeooo:paragraph-rsid="001c2cf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fo:font-size="12pt" fo:language="en" fo:country="GB" style:text-underline-style="solid" style:text-underline-width="auto" style:text-underline-color="font-color" fo:font-weight="normal" officeooo:rsid="001c2cf9" officeooo:paragraph-rsid="001c2cf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1c8df1" officeooo:paragraph-rsid="001c8df1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14ce8d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202122" fo:letter-spacing="normal" officeooo:rsid="001606f3"/>
    </style:style>
    <style:style style:name="T4" style:family="text">
      <style:text-properties fo:font-variant="normal" fo:text-transform="none" fo:color="#202122" fo:letter-spacing="normal" officeooo:rsid="00170b64"/>
    </style:style>
    <style:style style:name="T5" style:family="text">
      <style:text-properties fo:font-variant="normal" fo:text-transform="none" fo:color="#202122" fo:letter-spacing="normal" officeooo:rsid="0017104a"/>
    </style:style>
    <style:style style:name="T6" style:family="text">
      <style:text-properties fo:font-variant="normal" fo:text-transform="none" fo:color="#202122" fo:letter-spacing="normal" officeooo:rsid="001a1a1d"/>
    </style:style>
    <style:style style:name="T7" style:family="text">
      <style:text-properties officeooo:rsid="00158c9b"/>
    </style:style>
    <style:style style:name="T8" style:family="text">
      <style:text-properties officeooo:rsid="00170b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Operators</text:span>:</text:p>
      <text:p text:style-name="P1"/>
      <text:p text:style-name="P2">– Operators are used in JavaScript to conduct maths calculations.</text:p>
      <text:p text:style-name="P2"/>
      <text:p text:style-name="P2"><text:span text:style-name="T2">–</text:span> '+', '-', '*' and '/' can be used to add, minus, multiply and divide.</text:p>
      <text:p text:style-name="P2"/>
      <text:p text:style-name="P2"><text:span text:style-name="T2">–</text:span> <text:span text:style-name="T7">The '%' can also be used to return the remainder of a division.</text:span></text:p>
      <text:p text:style-name="P2"/>
      <text:p text:style-name="P2"><text:span text:style-name="T2">–</text:span> <text:span text:style-name="T7">These can be used on strings, in addition to numbers. The syntax is:</text:span></text:p>
      <text:p text:style-name="P2"/>
      <text:p text:style-name="P5">let string1 = 'Hello ';</text:p>
      <text:p text:style-name="P5">let string2 = 'there!';</text:p>
      <text:p text:style-name="P5">console.log(string1 + string2);</text:p>
      <text:p text:style-name="P5"/>
      <text:p text:style-name="P12">Output:</text:p>
      <text:p text:style-name="P12"/>
      <text:p text:style-name="P7">'Hello there!'</text:p>
      <text:p text:style-name="P13"/>
      <text:p text:style-name="P3"><text:span text:style-name="T2">– </text:span><text:span text:style-name="T3">Attempting to use any of the other operators with a string will return 'NaN' or 'Not a Number'. </text:span><text:span text:style-name="T4">Strings can also be added to numbers. The syntax is:</text:span></text:p>
      <text:p text:style-name="P3"><text:span text:style-name="T4"/></text:p>
      <text:p text:style-name="P6">let string1 = '<text:span text:style-name="T8">Seven</text:span>';</text:p>
      <text:p text:style-name="P6">let string2 = '<text:span text:style-name="T8">11</text:span>';</text:p>
      <text:p text:style-name="P6"><text:span text:style-name="T4">console.log(string1 + string2);</text:span></text:p>
      <text:p text:style-name="P6"><text:span text:style-name="T4"/></text:p>
      <text:p text:style-name="P12"><text:span text:style-name="T2">Output:</text:span></text:p>
      <text:p text:style-name="P12"><text:span text:style-name="T2"/></text:p>
      <text:p text:style-name="P7"><text:span text:style-name="T2">'Seven11'</text:span></text:p>
      <text:p text:style-name="P7"><text:span text:style-name="T2"/></text:p>
      <text:p text:style-name="P15"><text:span text:style-name="T2">Type Coercion:</text:span></text:p>
      <text:p text:style-name="P15"><text:span text:style-name="T2"/></text:p>
      <text:p text:style-name="P4"><text:span text:style-name="T2">– </text:span><text:span text:style-name="T5">Type coercion is the adding together of different data types. The addition of strings and numbers is one examples of this. Other examples include:</text:span></text:p>
      <text:p text:style-name="P4"><text:span text:style-name="T5"/></text:p>
      <text:p text:style-name="P8"><text:span text:style-name="T2">1) 'null' is counted as a 0. For example, (null + 11 = 11). Similarly, (null - 4 = -4).</text:span></text:p>
      <text:p text:style-name="P8"><text:span text:style-name="T2"/></text:p>
      <text:p text:style-name="P9"><text:span text:style-name="T2">2) 'null' can also be counted as a string. For example, (null + ' and void' = 'null and void').</text:span></text:p>
      <text:p text:style-name="P9"><text:span text:style-name="T2"/></text:p>
      <text:p text:style-name="P11"><text:span text:style-name="T2">3) 'true' is counted as a 1. 'false' is counted as a 0. For example, (9 + true = 10). Similarly, (15 + false = 15).</text:span></text:p>
      <text:p text:style-name="P11"><text:span text:style-name="T2"/></text:p>
      <text:p text:style-name="P10"><text:span text:style-name="T6">4</text:span><text:span text:style-name="T2">) '</text:span><text:span text:style-name="T6">true</text:span><text:span text:style-name="T2">' </text:span><text:span text:style-name="T6">and 'false' </text:span><text:span text:style-name="T2">can also be counted as a string</text:span><text:span text:style-name="T6">s</text:span><text:span text:style-name="T2">. For example, (</text:span><text:span text:style-name="T6">'that is'</text:span><text:span text:style-name="T2"> + ' </text:span><text:span text:style-name="T6">true</text:span><text:span text:style-name="T2"> = '</text:span><text:span text:style-name="T6">that is true'</text:span><text:span text:style-name="T2">).</text:span></text:p>
      <text:p text:style-name="P14"/>
      <text:p text:style-name="P16"><text:span text:style-name="T1">Code Examples</text:span>:</text:p>
      <text:p text:style-name="P16"/>
      <text:p text:style-name="P20">Type Coercion Code:</text:p>
      <text:p text:style-name="P16"/>
      <text:p text:style-name="P17">console.log(null + 10);</text:p>
      <text:p text:style-name="P17">console.log(null + ' and void.');</text:p>
      <text:p text:style-name="P17">console.log('Seven' + 11); </text:p>
      <text:p text:style-name="P17">console.log(9 + true); </text:p>
      <text:p text:style-name="P17">console.log(null + true)</text:p>
      <text:p text:style-name="P17"/>
      <text:p text:style-name="P19">Output:</text:p>
      <text:p text:style-name="P19"/>
      <text:p text:style-name="P18">10</text:p>
      <text:p text:style-name="P18"><text:soft-page-break/>null and void.</text:p>
      <text:p text:style-name="P18">Seven11</text:p>
      <text:p text:style-name="P18">10</text:p>
      <text:p text:style-name="P18">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9S</meta:editing-duration>
    <meta:editing-cycles>14</meta:editing-cycles>
    <meta:generator>LibreOffice/5.0.4.2$Windows_x86 LibreOffice_project/2b9802c1994aa0b7dc6079e128979269cf95bc78</meta:generator>
    <dc:date>2022-07-06T01:31:13.932000000</dc:date>
    <meta:document-statistic meta:table-count="0" meta:image-count="0" meta:object-count="0" meta:page-count="2" meta:paragraph-count="35" meta:word-count="250" meta:character-count="1379" meta:non-whitespace-character-count="1156"/>
    <meta:user-defined meta:name="Info 1"/>
    <meta:user-defined meta:name="Info 2"/>
    <meta:user-defined meta:name="Info 3"/>
    <meta:user-defined meta:name="Info 4"/>
  </office:meta>
</office:document-meta>
</file>